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4efca" officeooo:paragraph-rsid="0014efca"/>
    </style:style>
    <style:style style:name="P2" style:family="paragraph" style:parent-style-name="Standard">
      <style:text-properties officeooo:rsid="0014efca" officeooo:paragraph-rsid="001c99ed"/>
    </style:style>
    <style:style style:name="P3" style:family="paragraph" style:parent-style-name="Standard">
      <style:text-properties officeooo:rsid="0016a80a" officeooo:paragraph-rsid="0016a80a"/>
    </style:style>
    <style:style style:name="P4" style:family="paragraph" style:parent-style-name="Standard">
      <style:text-properties officeooo:rsid="001a7d32" officeooo:paragraph-rsid="001a7d32"/>
    </style:style>
    <style:style style:name="P5" style:family="paragraph" style:parent-style-name="Standard">
      <style:text-properties officeooo:rsid="0014efca" officeooo:paragraph-rsid="0014efca"/>
    </style:style>
    <style:style style:name="P6" style:family="paragraph" style:parent-style-name="Standard">
      <style:text-properties officeooo:rsid="0014efca" officeooo:paragraph-rsid="0024cf36"/>
    </style:style>
    <style:style style:name="P7" style:family="paragraph" style:parent-style-name="Standard">
      <style:text-properties officeooo:rsid="0014efca" officeooo:paragraph-rsid="002f9096"/>
    </style:style>
    <style:style style:name="P8" style:family="paragraph" style:parent-style-name="Standard">
      <style:text-properties officeooo:rsid="0020fbee" officeooo:paragraph-rsid="0028f522"/>
    </style:style>
    <style:style style:name="P9" style:family="paragraph" style:parent-style-name="Standard">
      <style:text-properties officeooo:rsid="00232406" officeooo:paragraph-rsid="00232406"/>
    </style:style>
    <style:style style:name="P10" style:family="paragraph" style:parent-style-name="Standard" style:list-style-name="L1">
      <style:text-properties officeooo:rsid="00232406" officeooo:paragraph-rsid="00232406"/>
    </style:style>
    <style:style style:name="P11" style:family="paragraph" style:parent-style-name="Standard">
      <style:text-properties officeooo:rsid="00232406" officeooo:paragraph-rsid="002ee783"/>
    </style:style>
    <style:style style:name="P12" style:family="paragraph" style:parent-style-name="Standard" style:list-style-name="L1">
      <style:text-properties officeooo:rsid="0024cf36" officeooo:paragraph-rsid="0024cf36"/>
    </style:style>
    <style:style style:name="P13" style:family="paragraph" style:parent-style-name="Standard">
      <style:text-properties officeooo:rsid="001c99ed" officeooo:paragraph-rsid="0014efca"/>
    </style:style>
    <style:style style:name="P14" style:family="paragraph" style:parent-style-name="Standard">
      <style:text-properties officeooo:rsid="001c99ed" officeooo:paragraph-rsid="0024cf36"/>
    </style:style>
    <style:style style:name="P15" style:family="paragraph" style:parent-style-name="Standard" style:list-style-name="L1">
      <style:text-properties officeooo:paragraph-rsid="00232406"/>
    </style:style>
    <style:style style:name="P16" style:family="paragraph" style:parent-style-name="Standard">
      <style:text-properties officeooo:rsid="0027dde9" officeooo:paragraph-rsid="0027dde9"/>
    </style:style>
    <style:style style:name="P17" style:family="paragraph" style:parent-style-name="Standard">
      <style:text-properties officeooo:rsid="0016a80a" officeooo:paragraph-rsid="0016a80a"/>
    </style:style>
    <style:style style:name="P18" style:family="paragraph" style:parent-style-name="Standard">
      <style:text-properties officeooo:rsid="0016a80a" officeooo:paragraph-rsid="0027dde9"/>
    </style:style>
    <style:style style:name="P19" style:family="paragraph" style:parent-style-name="Standard">
      <style:text-properties officeooo:rsid="001a7d32" officeooo:paragraph-rsid="0016a80a"/>
    </style:style>
    <style:style style:name="P20" style:family="paragraph" style:parent-style-name="Standard">
      <style:text-properties officeooo:rsid="001a7d32" officeooo:paragraph-rsid="0027dde9"/>
    </style:style>
    <style:style style:name="P21" style:family="paragraph" style:parent-style-name="Standard">
      <style:text-properties officeooo:rsid="00183387" officeooo:paragraph-rsid="0027dde9"/>
    </style:style>
    <style:style style:name="P22" style:family="paragraph" style:parent-style-name="Standard">
      <style:text-properties officeooo:rsid="001dedd7" officeooo:paragraph-rsid="0027dde9"/>
    </style:style>
    <style:style style:name="P23" style:family="paragraph" style:parent-style-name="Standard">
      <style:text-properties officeooo:rsid="002ee783" officeooo:paragraph-rsid="002ee783"/>
    </style:style>
    <style:style style:name="P24" style:family="paragraph" style:parent-style-name="Text_20_body">
      <style:text-properties officeooo:rsid="0016a80a" officeooo:paragraph-rsid="0027dde9"/>
    </style:style>
    <style:style style:name="P25" style:family="paragraph" style:parent-style-name="Heading_20_2">
      <style:text-properties officeooo:rsid="0027dde9" officeooo:paragraph-rsid="0027dde9"/>
    </style:style>
    <style:style style:name="P26" style:family="paragraph" style:parent-style-name="Heading_20_3">
      <style:text-properties officeooo:rsid="0027dde9" officeooo:paragraph-rsid="0027dde9"/>
    </style:style>
    <style:style style:name="T1" style:family="text">
      <style:text-properties officeooo:rsid="001917f9"/>
    </style:style>
    <style:style style:name="T2" style:family="text">
      <style:text-properties officeooo:rsid="001a9f54"/>
    </style:style>
    <style:style style:name="T3" style:family="text">
      <style:text-properties officeooo:rsid="001c99ed"/>
    </style:style>
    <style:style style:name="T4" style:family="text">
      <style:text-properties officeooo:rsid="00232406"/>
    </style:style>
    <style:style style:name="T5" style:family="text">
      <style:text-properties style:text-line-through-style="none" style:text-line-through-type="none"/>
    </style:style>
    <style:style style:name="T6" style:family="text">
      <style:text-properties style:text-line-through-style="none" style:text-line-through-type="none" officeooo:rsid="0024cf36"/>
    </style:style>
    <style:style style:name="T7" style:family="text">
      <style:text-properties style:text-line-through-style="none" style:text-line-through-type="none" officeooo:rsid="00232406"/>
    </style:style>
    <style:style style:name="T8" style:family="text">
      <style:text-properties style:text-line-through-style="none" style:text-line-through-type="none" officeooo:rsid="002f9096"/>
    </style:style>
    <style:style style:name="T9" style:family="text">
      <style:text-properties officeooo:rsid="0024cf36"/>
    </style:style>
    <style:style style:name="T10" style:family="text">
      <style:text-properties officeooo:rsid="0027dde9"/>
    </style:style>
    <style:style style:name="T11" style:family="text">
      <style:text-properties officeooo:rsid="0028f522"/>
    </style:style>
    <style:style style:name="T12" style:family="text">
      <style:text-properties officeooo:rsid="002adf36"/>
    </style:style>
    <style:style style:name="T13" style:family="text">
      <style:text-properties officeooo:rsid="002b9130"/>
    </style:style>
    <style:style style:name="T14" style:family="text">
      <style:text-properties officeooo:rsid="002d6fbb"/>
    </style:style>
    <style:style style:name="T15" style:family="text">
      <style:text-properties officeooo:rsid="002ee783"/>
    </style:style>
    <style:style style:name="T16" style:family="text">
      <style:text-properties officeooo:rsid="002f909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t bots : state of the art <text:span text:style-name="T1">v0,2 first draft.</text:span></text:p>
      <text:h text:style-name="Heading_20_2" text:outline-level="2">Overview</text:h>
      <text:p text:style-name="P8">Chat bots are a mainstay for modern task automation. </text:p>
      <text:p text:style-name="P8"><text:span text:style-name="T11">In the home (domotics, personnal assistant for searches, online purchases, entertainment), at work (e</text:span>nterprises <text:span text:style-name="T12">internal organisation, meeting arrangement), or in-between (</text:span>customer service, <text:span text:style-name="T14">hotel check, feedback gathering, virtual influencer)</text:span>. <text:span text:style-name="T4">New ranges of p</text:span>roducts are built around chat bots <text:span text:style-name="T13">everyday (weather bot, personalised teaching, mental help)</text:span>. </text:p>
      <text:p text:style-name="P8"/>
      <text:h text:style-name="P25" text:outline-level="2">Complexity</text:h>
      <text:p text:style-name="P11"><text:span text:style-name="T15">The complexity of chatbots can be stratified in levels [</text:span>Alan Nichols<text:span text:style-name="T15">]. </text:span></text:p>
      <text:p text:style-name="P11"><text:span text:style-name="T15">Notification : Some people consider notifications and firendly reminders via social media as a form of chatbot, as it is an automated message without human intervention.</text:span> </text:p>
      <text:p text:style-name="P11">FAQ : <text:span text:style-name="T15">The most basic chatbot would be able to manage a simple</text:span> conversation tree. <text:span text:style-name="T15">It is the case for most customer service chatbots in the industry that can answer very simple and on-topic questions.</text:span></text:p>
      <text:p text:style-name="P11">Contextual : <text:span text:style-name="T15">A more advanced chatbot </text:span>adapts its answers to the task. <text:span text:style-name="T15">This can require some natural langage processing to detect which part of the task the user changed.</text:span></text:p>
      <text:p text:style-name="P11">Personalized : <text:span text:style-name="T15">More and more chatbots are expecte to </text:span>adapts <text:span text:style-name="T15">their</text:span> answers to you, <text:span text:style-name="T15">by remembering your personal informations. </text:span><text:s/></text:p>
      <text:p text:style-name="P11">Autonomous organisation of assistants : <text:span text:style-name="T15">at term, </text:span>flock of AI <text:span text:style-name="T15">could be </text:span>managing several facets of a complex task. <text:span text:style-name="T15">We can see an early example of this with Google’s product, (even though part of its tasks are actually handled by humans).</text:span></text:p>
      <text:p text:style-name="P11"/>
      <text:p text:style-name="P23">We can see that the complexity of a chatbot can be linked both to the complexity of a task and the technology <text:span text:style-name="T16">[chapter tech] </text:span>used.</text:p>
      <text:h text:style-name="P25" text:outline-level="2">Goals</text:h>
      <text:p text:style-name="P1">There are roughly two <text:span text:style-name="T9">goals to a chatbot :</text:span></text:p>
      <text:p text:style-name="P1"/>
      <text:p text:style-name="P2">« Conversation » : chat bots u<text:span text:style-name="T15">sually tries to pass as human, or at least facilitate the trading of information by acting as a human would expect [history of the chatbot]. This human-ness can be</text:span> data-driven <text:span text:style-name="T15">by training on large conversation</text:span> datasets <text:span text:style-name="T15">and generating content trough it[cleverbot, tay],</text:span> o<text:span text:style-name="T2">r</text:span> <text:span text:style-name="T15">more often it is written</text:span> by <text:span text:style-name="T3">a professional </text:span>writer <text:span text:style-name="T9">with a certain personality in mind[loebner]</text:span>. <text:span text:style-name="T15">Some bots are strictly conversational, while others can have conversation sub-routines or try to act their personality trough how they handle their tasks[some examples]. A lot of bots will refuse to interact with the user outside of their task.[hotel clerk, etc.]</text:span></text:p>
      <text:p text:style-name="P7">« Problem solving » : chat bots a<text:span text:style-name="T15">re often used to solve a problem or provide a service more quickly and seamlessly than a different interface would. Problem-solving is often strictly </text:span>following a decision tree <text:span text:style-name="T15">or graph[english teacher]</text:span>, written by programmer or a planner. <text:span text:style-name="T15">Chat bots can of course give information and give text answers, but they can also generate practical actions on request.</text:span></text:p>
      <text:p text:style-name="P6"/>
      <text:p text:style-name="P14">Those <text:span text:style-name="T16">goals usually</text:span> overlap as customer service chatbots try to look <text:span text:style-name="T16">approachable</text:span> and <text:span text:style-name="T16">an entertaining</text:span> chatbots could be following a <text:span text:style-name="T16">decision </text:span>tree to <text:span text:style-name="T16">try</text:span> guide their conversation partner to a specific subject<text:span text:style-name="T16">[mental health]</text:span>. <text:span text:style-name="T16">It is not a requirement though, as Conversation-only chatbots exist, and </text:span>« <text:span text:style-name="T16">Serious » chat bots might have less of a personality and might be more on-task[HR bot].</text:span></text:p>
      <text:h text:style-name="P25" text:outline-level="2">Techs</text:h>
      <text:p text:style-name="P9">There are different technologies at play. </text:p>
      <text:list xml:id="list3817022059" text:style-name="L1">
        <text:list-item>
          <text:p text:style-name="P10"><text:soft-page-break/>Conversation tree, conversation graphs, which is a way to structure the flow of the conversation and the content written by a writer, or the resolution of a complex<text:span text:style-name="T5"> task.</text:span><text:span text:style-name="T8">[better trees] This is usually custom-made. Chat bot scripting langages offer a structure that looks like a decision tree via matches[aiml, chatscript], and more visual interfaces exist.[to find]</text:span></text:p>
        </text:list-item>
        <text:list-item>
          <text:p text:style-name="P15"><text:span text:style-name="T7">Natural Language Processing. Without it, the chatbot can only process predefined sentences or commands. </text:span><text:span text:style-name="T6">With it, it can match more varied speech patterns. </text:span><text:span text:style-name="T8">Chat bot scripting langages offer NLP tools similar to regex. More advanced tools are available trough libraries like DialogFlow.</text:span></text:p>
        </text:list-item>
        <text:list-item>
          <text:p text:style-name="P10">Knowledge database. Often triplets, or sentences, ontologies to feed the chatbot useable knowledge or remember informations. <text:span text:style-name="T16">There are different approaches.</text:span></text:p>
        </text:list-item>
        <text:list-item>
          <text:p text:style-name="P10">Neural network with conversation data. <text:span text:style-name="T16">A lot of chatbots exist using this, but they often don’t make convincing conversation partners, either speaking gibberish[cleverbot] or becoming increasingly strange [tay]. Recently, there have been advances in text generation [musk company].</text:span></text:p>
        </text:list-item>
      </text:list>
      <text:p text:style-name="P9"/>
      <text:list xml:id="list145649515725416" text:continue-numbering="true" text:style-name="L1">
        <text:list-item>
          <text:p text:style-name="P12">Practically, a FAQ-type chatbot only requires a tree built on the existing FAQ.</text:p>
        </text:list-item>
        <text:list-item>
          <text:p text:style-name="P12">A chatbot that can accept more varied commands would <text:s/>use NLP to modelise the commands.</text:p>
        </text:list-item>
        <text:list-item>
          <text:p text:style-name="P12">A conversation chatbot will have to learn things from its interlocutor by remembering informations stored as triples.</text:p>
        </text:list-item>
        <text:list-item>
          <text:p text:style-name="P12">It might have to also answer general-purpose questions about reality, which is where ontologies and reasoning come into play.</text:p>
        </text:list-item>
        <text:list-item>
          <text:p text:style-name="P12">It is theorised that with enough data, a chatbot could be able to have a believeable conversation with a human. Some text-generation bots show promises, but most neural-network centric bots fail.</text:p>
        </text:list-item>
      </text:list>
      <text:p text:style-name="P13"/>
      <text:h text:style-name="P25" text:outline-level="2">Examples and tech</text:h>
      <text:p text:style-name="P1"><text:span text:style-name="T3">Examples of c</text:span>onversation bots that are trained on user inputs :</text:p>
      <text:p text:style-name="P1">-Cleverbot is directly trained on people conversing with Cleverbot</text:p>
      <text:p text:style-name="P1">-TAY was trained on Twitter (on people tweeting it?)</text:p>
      <text:p text:style-name="P1">-Reddit bot from elon musk was trained on random reddit posts and is</text:p>
      <text:p text:style-name="P1"/>
      <text:p text:style-name="P1">If the training data is very chaotic, the bot itself will be poorly coherent (garbage-in, garbage-out [TOFS]</text:p>
      <text:p text:style-name="P1"/>
      <text:p text:style-name="P1">Trained AI require a big amount of data, so sorting this data and using it efficiently is one of the challenges. </text:p>
      <text:p text:style-name="P1">Trained AI can also be trained on specific trees to generate co<text:span text:style-name="T3">n</text:span>versation trees rather than having them written out by a human writer. [TOFS] Scripting matching.</text:p>
      <text:p text:style-name="P16">Examples of scripted bots :</text:p>
      <text:p text:style-name="P16"/>
      <text:p text:style-name="P1">Scripting the whole tree usually require dev input for every structure.</text:p>
      <text:p text:style-name="P1">For example, a query for weather would look like </text:p>
      <text:p text:style-name="P1">[query] [meteo, weather, sky]</text:p>
      <text:p text:style-name="P1">The ChatBot then has to match « what’s the weather ? », « tell me the meteo »</text:p>
      <text:p text:style-name="P1">and output : task , [present] weather [info]</text:p>
      <text:p text:style-name="P1">Understanding what a query is, or synonym for weather, is part of Natural Language Processing.</text:p>
      <text:p text:style-name="P1">A lot of it is written by hand to match every possible combination. Such matching patterns can then be reused in different context.</text:p>
      <text:p text:style-name="P1">It is possible to process wide databases with such rules.</text:p>
      <text:h text:style-name="P25" text:outline-level="2"><text:soft-page-break/>Focus on Loebner bots</text:h>
      <text:h text:style-name="P25" text:outline-level="2">Focus on scripting</text:h>
      <text:h text:style-name="P26" text:outline-level="3">Make a FAQ bot</text:h>
      <text:p text:style-name="P18">How it’s done : consumer-grade chatbots</text:p>
      <text:p text:style-name="P18">Inquiries are analysed then turned into AIML.</text:p>
      <text:p text:style-name="P24">Either an interface asks the user example sentences, or the user enters AIML directly.</text:p>
      <text:h text:style-name="P26" text:outline-level="3">Make a complex bot</text:h>
      <text:h text:style-name="P25" text:outline-level="2">Full stack review for a scripted bot</text:h>
      <text:h text:style-name="P26" text:outline-level="3">Comparison AIML/Chatscript</text:h>
      <text:p text:style-name="P18"/>
      <text:p text:style-name="P21">The leading technology for writing a matching tree chatbot AI is AIML.</text:p>
      <text:p text:style-name="P21">An alternative is ChatScript, which claims to have better expressivity.</text:p>
      <text:p text:style-name="P21"><text:a xlink:type="simple" xlink:href="https://www.gamasutra.com/blogs/BruceWilcox/20110622/7840/Suzette_the_Most_Human_Computer.php" text:style-name="Internet_20_link" text:visited-style-name="Visited_20_Internet_20_Link">https://www.gamasutra.com/blogs/BruceWilcox/20110622/7840/Suzette_the_Most_Human_Computer.php</text:a></text:p>
      <text:p text:style-name="P21"><text:a xlink:type="simple" xlink:href="https://gamasutra.com/blogs/BruceWilcox/20141020/228091/Winning_the_Loebners.php" text:style-name="Internet_20_link" text:visited-style-name="Visited_20_Internet_20_Link">https://gamasutra.com/blogs/BruceWilcox/20141020/228091/Winning_the_Loebners.php</text:a></text:p>
      <text:p text:style-name="P22">Another possibility is Riverscript. <text:a xlink:type="simple" xlink:href="https://www.rivescript.com/about" text:style-name="Internet_20_link" text:visited-style-name="Visited_20_Internet_20_Link">https://www.rivescript.com/about</text:a> </text:p>
      <text:p text:style-name="P20">But without scripting the chatbot directly, we can also provide several examples of « utterances » to a program that builds the script for us.</text:p>
      <text:p text:style-name="P20">Those tools try to derive meaning from utterances and find the corresponding answer using Natural Language Processing.</text:p>
      <text:p text:style-name="P20"><text:a xlink:type="simple" xlink:href="https://chatbotsmagazine.com/deep-logic-for-support-ai-chatbots-c7fb83518c90" text:style-name="Internet_20_link" text:visited-style-name="Visited_20_Internet_20_Link">https://chatbotsmagazine.com/deep-logic-for-support-ai-chatbots-c7fb83518c90</text:a></text:p>
      <text:p text:style-name="P20"/>
      <text:p text:style-name="P20">Writing the question-answer pairs is one thing, but we also have to build a decision tree in which those fit.</text:p>
      <text:p text:style-name="P20"/>
      <text:p text:style-name="P20">This can be an easy task depending on the problem to solve, for example answering a specific question or providing customer service, or can be more difficult like carrying a conversation.</text:p>
      <text:p text:style-name="P20"/>
      <text:p text:style-name="P20">Conversation utterances can be filled with big conversation databases, but result vary for how they are chained together wildly. Hand-crafted conversation bots are more likely to pass for human in short conversation tests, but this requires a lot of specialised writing where the writer creates certain scenario trees, aking to writing for theater.</text:p>
      <text:p text:style-name="P20"/>
      <text:p text:style-name="P20">Advanced services can also have very complex decision trees that are difficult to hand-code. In such cases, decision-trees can also be generated using Deep Logic Networks (see Oxford Exvisory <text:a xlink:type="simple" xlink:href="https://chatbotsmagazine.com/chatbot-decision-trees-a42ed8b8cf32" text:style-name="Internet_20_link" text:visited-style-name="Visited_20_Internet_20_Link">https://chatbotsmagazine.com/chatbot-decision-trees-a42ed8b8cf32</text:a> ).</text:p>
      <text:h text:style-name="Heading_20_3" text:outline-level="3">Comparison NLP tools</text:h>
      <text:h text:style-name="P26" text:outline-level="3">Comparison other tools</text:h>
      <text:p text:style-name="P3"/>
      <text:p text:style-name="P3"/>
      <text:h text:style-name="Heading_20_2" text:outline-level="2"><text:soft-page-break/>Interface</text:h>
      <text:p text:style-name="P3">The text chatbot AI can then interface with any program that uses text as input and output.</text:p>
      <text:p text:style-name="P3">Notable example : social web platforms like Facebook, Reddit or Twitter have tools and services to create chatbots easily.</text:p>
      <text:p text:style-name="P3">Communication apps like Telegram, Discord… can also have chatbots. You can self-host a chat-bot.</text:p>
      <text:p text:style-name="P3">Virtual assistants like Alexa, Google Assistant etc. show example of using text-to-voice and voice-to-text to interface with a chatbot.</text:p>
      <text:p text:style-name="P3">Chat applications have sometimes chatbots. Very simple chatbots in the wild can be seen serving ads or scams to their conversation partner.</text:p>
      <text:p text:style-name="P3">Some MMO games have chatbots that administrate some segment of the game. They usually take and answer to simple commands, or organise games and events for players.</text:p>
      <text:p text:style-name="P3">Customer help line chats often have chat bots trying to guide customers into their service tree. The trees are often simple and so the options are often made explicit to the customer, reducing the illusion of chatting and more like browsing a menu.</text:p>
      <text:p text:style-name="P3">So there are a wide variety of uses for chat bots, and their complexity range from an explicit tree to a set of commands, a matching tree, or neurally-generated answers.</text:p>
      <text:p text:style-name="P3"/>
      <text:h text:style-name="Heading_20_2" text:outline-level="2"><text:span text:style-name="T10">O</text:span>ur purposes</text:h>
      <text:p text:style-name="P18"><text:s/>a matching tree or a set of commands seems the most fitting,</text:p>
      <text:p text:style-name="P19"/>
      <text:p text:style-name="P4"/>
      <text:p text:style-name="P4">For our purposes, writing the decision-tree by hand is possible depending on the game played. <text:a xlink:type="simple" xlink:href="https://chatbotsmagazine.com/chatbot-decision-trees-a42ed8b8cf32" text:style-name="Internet_20_link" text:visited-style-name="Visited_20_Internet_20_Link">https://chatbotsmagazine.com/chatbot-decision-trees-a42ed8b8cf32</text:a></text:p>
      <text:p text:style-name="P4"/>
      <text:p text:style-name="P4">Since our Chat Bot’s logic would follow decision trees based on game theory.</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2T09:55:01.365000000</meta:creation-date>
    <dc:date>2019-05-26T08:37:24.930000000</dc:date>
    <meta:editing-duration>PT1H9M11S</meta:editing-duration>
    <meta:editing-cycles>12</meta:editing-cycles>
    <meta:generator>LibreOffice/5.4.7.2$Windows_X86_64 LibreOffice_project/c838ef25c16710f8838b1faec480ebba495259d0</meta:generator>
    <meta:document-statistic meta:table-count="0" meta:image-count="0" meta:object-count="0" meta:page-count="4" meta:paragraph-count="81" meta:word-count="1469" meta:character-count="9472" meta:non-whitespace-character-count="8081"/>
  </office:meta>
</office:document-meta>
</file>